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it-Ach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ite</text:p>
          </table:table-cell>
          <table:table-cell office:value-type="string">
            <text:p>Site.Acronym</text:p>
          </table:table-cell>
          <table:table-cell office:value-type="string">
            <text:p>Type</text:p>
          </table:table-cell>
          <table:table-cell office:value-type="string">
            <text:p>Lithic.Tech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Altitude.masl</text:p>
          </table:table-cell>
          <table:table-cell office:value-type="string">
            <text:p>Ages</text:p>
          </table:table-cell>
        </table:table-row>
        <table:table-row table:style-name="ro1">
          <table:table-cell office:value-type="string">
            <text:p>La Boella</text:p>
          </table:table-cell>
          <table:table-cell office:value-type="string">
            <text:p>BOEL</text:p>
          </table:table-cell>
          <table:table-cell office:value-type="string">
            <text:p>Open air</text:p>
          </table:table-cell>
          <table:table-cell office:value-type="string">
            <text:p>Ach</text:p>
          </table:table-cell>
          <table:table-cell table:style-name="ce1" office:value-type="float" office:value="41.136036">
            <text:p>41,136</text:p>
          </table:table-cell>
          <table:table-cell table:style-name="ce1" office:value-type="float" office:value="1.169882">
            <text:p>1,170</text:p>
          </table:table-cell>
          <table:table-cell office:value-type="float" office:value="50">
            <text:p>50</text:p>
          </table:table-cell>
          <table:table-cell office:value-type="string">
            <text:p>~1</text:p>
          </table:table-cell>
        </table:table-row>
        <table:table-row table:style-name="ro1">
          <table:table-cell office:value-type="string">
            <text:p>Ubeidiya</text:p>
          </table:table-cell>
          <table:table-cell office:value-type="string">
            <text:p>UBD</text:p>
          </table:table-cell>
          <table:table-cell office:value-type="string">
            <text:p>Open air</text:p>
          </table:table-cell>
          <table:table-cell office:value-type="string">
            <text:p>Ach</text:p>
          </table:table-cell>
          <table:table-cell table:style-name="ce1" office:value-type="float" office:value="32.6897173386607">
            <text:p>32,690</text:p>
          </table:table-cell>
          <table:table-cell table:style-name="ce1" office:value-type="float" office:value="35.5565180989184">
            <text:p>35,557</text:p>
          </table:table-cell>
          <table:table-cell office:value-type="float" office:value="192">
            <text:p>192</text:p>
          </table:table-cell>
          <table:table-cell office:value-type="string">
            <text:p>1.4</text:p>
          </table:table-cell>
        </table:table-row>
        <table:table-row table:style-name="ro1">
          <table:table-cell office:value-type="string">
            <text:p>Gesher Benot Ya‘aqov</text:p>
          </table:table-cell>
          <table:table-cell office:value-type="string">
            <text:p>GBY</text:p>
          </table:table-cell>
          <table:table-cell office:value-type="string">
            <text:p>Open air</text:p>
          </table:table-cell>
          <table:table-cell office:value-type="string">
            <text:p>Ach</text:p>
          </table:table-cell>
          <table:table-cell table:style-name="ce1" office:value-type="float" office:value="33.007444">
            <text:p>33,007</text:p>
          </table:table-cell>
          <table:table-cell table:style-name="ce1" office:value-type="float" office:value="35.629507">
            <text:p>35,630</text:p>
          </table:table-cell>
          <table:table-cell office:value-type="float" office:value="76">
            <text:p>76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string">
            <text:p>Notarchirico</text:p>
          </table:table-cell>
          <table:table-cell office:value-type="string">
            <text:p>NOT</text:p>
          </table:table-cell>
          <table:table-cell office:value-type="string">
            <text:p>Open air</text:p>
          </table:table-cell>
          <table:table-cell office:value-type="string">
            <text:p>Ach</text:p>
          </table:table-cell>
          <table:table-cell table:style-name="ce1" office:value-type="float" office:value="40.9688359541963">
            <text:p>40,969</text:p>
          </table:table-cell>
          <table:table-cell table:style-name="ce1" office:value-type="float" office:value="15.8884236711362">
            <text:p>15,888</text:p>
          </table:table-cell>
          <table:table-cell office:value-type="float" office:value="370">
            <text:p>370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string">
            <text:p>La Noira</text:p>
          </table:table-cell>
          <table:table-cell office:value-type="string">
            <text:p>NOIR</text:p>
          </table:table-cell>
          <table:table-cell office:value-type="string">
            <text:p>Open air</text:p>
          </table:table-cell>
          <table:table-cell office:value-type="string">
            <text:p>Ach</text:p>
          </table:table-cell>
          <table:table-cell table:style-name="ce1" office:value-type="float" office:value="47.1940589409846">
            <text:p>47,194</text:p>
          </table:table-cell>
          <table:table-cell table:style-name="ce1" office:value-type="float" office:value="2.03417509546166">
            <text:p>2,034</text:p>
          </table:table-cell>
          <table:table-cell office:value-type="float" office:value="60">
            <text:p>60</text:p>
          </table:table-cell>
          <table:table-cell office:value-type="string">
            <text:p>0.65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  <table:named-expressions/>
      </table:table>
      <table:table table:name="Ach-IP" table:style-name="ta1" table:print="false">
        <table:table-column table:style-name="co1" table:number-columns-repeated="1024" table:default-cell-style-name="Default"/>
        <table:table-row table:style-name="ro1">
          <table:table-cell table:style-name="ce2" office:value-type="string">
            <text:p>Site</text:p>
          </table:table-cell>
          <table:table-cell table:style-name="ce2" office:value-type="string">
            <text:p>Site.Acronym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Lithic.Tech</text:p>
          </table:table-cell>
          <table:table-cell table:style-name="ce2" office:value-type="string">
            <text:p>latitude</text:p>
          </table:table-cell>
          <table:table-cell table:style-name="ce2" office:value-type="string">
            <text:p>longitude</text:p>
          </table:table-cell>
          <table:table-cell table:style-name="ce2" office:value-type="string">
            <text:p>Altitude.masl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La Boella</text:p>
          </table:table-cell>
          <table:table-cell office:value-type="string">
            <text:p>BOEL</text:p>
          </table:table-cell>
          <table:table-cell office:value-type="string">
            <text:p>Open air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table:style-name="ce1" office:value-type="float" office:value="41.136036">
            <text:p>41,136</text:p>
          </table:table-cell>
          <table:table-cell table:style-name="ce1" office:value-type="float" office:value="1.169882">
            <text:p>1,170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office:value-type="string">
            <text:p>Cueva Negra del Estrecho del Río Quípar</text:p>
          </table:table-cell>
          <table:table-cell office:value-type="string">
            <text:p>CNERQ</text:p>
          </table:table-cell>
          <table:table-cell office:value-type="string">
            <text:p>Cave</text:p>
          </table:table-cell>
          <table:table-cell office:value-type="string">
            <text:p>Ear.Ple.Cal</text:p>
          </table:table-cell>
          <table:table-cell office:value-type="string">
            <text:p>Ach</text:p>
          </table:table-cell>
          <table:table-cell table:style-name="ce1" office:value-type="float" office:value="38.036763">
            <text:p>38,037</text:p>
          </table:table-cell>
          <table:table-cell table:style-name="ce1" office:value-type="float" office:value="-1.885024">
            <text:p>-1,885</text:p>
          </table:table-cell>
          <table:table-cell office:value-type="float" office:value="740">
            <text:p>740</text:p>
          </table:table-cell>
          <table:table-cell table:number-columns-repeated="1016"/>
        </table:table-row>
        <table:table-row table:style-name="ro2">
          <table:table-cell office:value-type="string">
            <text:p>Ambrona</text:p>
          </table:table-cell>
          <table:table-cell office:value-type="string">
            <text:p>AMB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1.159983">
            <text:p>41,160</text:p>
          </table:table-cell>
          <table:table-cell table:style-name="ce1" office:value-type="float" office:value="-2.498856">
            <text:p>-2,499</text:p>
          </table:table-cell>
          <table:table-cell office:value-type="float" office:value="1140">
            <text:p>1140</text:p>
          </table:table-cell>
          <table:table-cell table:number-columns-repeated="1016"/>
        </table:table-row>
        <table:table-row table:style-name="ro2">
          <table:table-cell office:value-type="string">
            <text:p>Cueva del Ángel</text:p>
          </table:table-cell>
          <table:table-cell office:value-type="string">
            <text:p>ANG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EMP</text:p>
          </table:table-cell>
          <table:table-cell table:style-name="ce1" office:value-type="float" office:value="37.3697730388995">
            <text:p>37,370</text:p>
          </table:table-cell>
          <table:table-cell table:style-name="ce1" office:value-type="float" office:value="-4.47897206137583">
            <text:p>-4,479</text:p>
          </table:table-cell>
          <table:table-cell office:value-type="float" office:value="600">
            <text:p>600</text:p>
          </table:table-cell>
          <table:table-cell table:number-columns-repeated="1016"/>
        </table:table-row>
        <table:table-row table:style-name="ro2">
          <table:table-cell office:value-type="string">
            <text:p>Aridos II</text:p>
          </table:table-cell>
          <table:table-cell office:value-type="string">
            <text:p>ARII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0.303151">
            <text:p>40,303</text:p>
          </table:table-cell>
          <table:table-cell table:style-name="ce1" office:value-type="float" office:value="-3.522877">
            <text:p>-3,523</text:p>
          </table:table-cell>
          <table:table-cell office:value-type="float" office:value="530">
            <text:p>530</text:p>
          </table:table-cell>
          <table:table-cell table:number-columns-repeated="1016"/>
        </table:table-row>
        <table:table-row table:style-name="ro2">
          <table:table-cell office:value-type="string">
            <text:p>Solana del Zamborino</text:p>
          </table:table-cell>
          <table:table-cell office:value-type="string">
            <text:p>SDZ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7.387955">
            <text:p>37,388</text:p>
          </table:table-cell>
          <table:table-cell table:style-name="ce1" office:value-type="float" office:value="-3.114941">
            <text:p>-3,115</text:p>
          </table:table-cell>
          <table:table-cell office:value-type="float" office:value="990">
            <text:p>990</text:p>
          </table:table-cell>
          <table:table-cell table:number-columns-repeated="1016"/>
        </table:table-row>
        <table:table-row table:style-name="ro2">
          <table:table-cell office:value-type="string">
            <text:p>Atapuerca Galeria</text:p>
          </table:table-cell>
          <table:table-cell office:value-type="string">
            <text:p>GAL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2.3514228189391">
            <text:p>42,351</text:p>
          </table:table-cell>
          <table:table-cell table:style-name="ce1" office:value-type="float" office:value="-3.51980402628763">
            <text:p>-3,520</text:p>
          </table:table-cell>
          <table:table-cell office:value-type="float" office:value="1000">
            <text:p>1000</text:p>
          </table:table-cell>
          <table:table-cell table:number-columns-repeated="1016"/>
        </table:table-row>
        <table:table-row table:style-name="ro2">
          <table:table-cell office:value-type="string">
            <text:p>Sima de los Huesos</text:p>
          </table:table-cell>
          <table:table-cell office:value-type="string">
            <text:p>SIMH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2.3463496408669">
            <text:p>42,346</text:p>
          </table:table-cell>
          <table:table-cell table:style-name="ce1" office:value-type="float" office:value="-3.51564952725809">
            <text:p>-3,516</text:p>
          </table:table-cell>
          <table:table-cell office:value-type="float" office:value="1010">
            <text:p>1010</text:p>
          </table:table-cell>
          <table:table-cell table:number-columns-repeated="1016"/>
        </table:table-row>
        <table:table-row table:style-name="ro2">
          <table:table-cell office:value-type="string">
            <text:p>El Sotillo</text:p>
          </table:table-cell>
          <table:table-cell office:value-type="string">
            <text:p>SOT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1610763071268">
            <text:p>39,161</text:p>
          </table:table-cell>
          <table:table-cell table:style-name="ce1" office:value-type="float" office:value="-4.02092346660998">
            <text:p>-4,021</text:p>
          </table:table-cell>
          <table:table-cell office:value-type="float" office:value="635">
            <text:p>635</text:p>
          </table:table-cell>
          <table:table-cell table:number-columns-repeated="1016"/>
        </table:table-row>
        <table:table-row table:style-name="ro2">
          <table:table-cell office:value-type="string">
            <text:p>Arbo</text:p>
          </table:table-cell>
          <table:table-cell office:value-type="string">
            <text:p>ARB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2.1211373200567">
            <text:p>42,121</text:p>
          </table:table-cell>
          <table:table-cell table:style-name="ce1" office:value-type="float" office:value="-8.28166488409441">
            <text:p>-8,282</text:p>
          </table:table-cell>
          <table:table-cell office:value-type="float" office:value="80">
            <text:p>80</text:p>
          </table:table-cell>
          <table:table-cell table:number-columns-repeated="1016"/>
        </table:table-row>
        <table:table-row table:style-name="ro2">
          <table:table-cell office:value-type="string">
            <text:p>Porto Maior</text:p>
          </table:table-cell>
          <table:table-cell office:value-type="string">
            <text:p>PMAI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2.0739475860892">
            <text:p>42,074</text:p>
          </table:table-cell>
          <table:table-cell table:style-name="ce1" office:value-type="float" office:value="-8.42768230973639">
            <text:p>-8,428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2">
          <table:table-cell office:value-type="string">
            <text:p>Santa Ana</text:p>
          </table:table-cell>
          <table:table-cell office:value-type="string">
            <text:p>SANA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4267259338269">
            <text:p>39,427</text:p>
          </table:table-cell>
          <table:table-cell table:style-name="ce1" office:value-type="float" office:value="-6.36873996336785">
            <text:p>-6,369</text:p>
          </table:table-cell>
          <table:table-cell office:value-type="float" office:value="450">
            <text:p>450</text:p>
          </table:table-cell>
          <table:table-cell table:number-columns-repeated="1016"/>
        </table:table-row>
        <table:table-row table:style-name="ro2">
          <table:table-cell office:value-type="string">
            <text:p>Albalá</text:p>
          </table:table-cell>
          <table:table-cell office:value-type="string">
            <text:p>ALB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8.924337678346">
            <text:p>38,924</text:p>
          </table:table-cell>
          <table:table-cell table:style-name="ce1" office:value-type="float" office:value="-4.02665401928065">
            <text:p>-4,027</text:p>
          </table:table-cell>
          <table:table-cell office:value-type="float" office:value="580">
            <text:p>580</text:p>
          </table:table-cell>
          <table:table-cell table:number-columns-repeated="1016"/>
        </table:table-row>
        <table:table-row table:style-name="ro2">
          <table:table-cell office:value-type="string">
            <text:p>Pinedo</text:p>
          </table:table-cell>
          <table:table-cell office:value-type="string">
            <text:p>PI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9597435500724">
            <text:p>39,960</text:p>
          </table:table-cell>
          <table:table-cell table:style-name="ce1" office:value-type="float" office:value="-3.87006147871691">
            <text:p>-3,870</text:p>
          </table:table-cell>
          <table:table-cell office:value-type="float" office:value="480">
            <text:p>480</text:p>
          </table:table-cell>
          <table:table-cell table:number-columns-repeated="1016"/>
        </table:table-row>
        <table:table-row table:style-name="ro2">
          <table:table-cell office:value-type="string">
            <text:p>Gruta da Aroeira</text:p>
          </table:table-cell>
          <table:table-cell office:value-type="string">
            <text:p>AROE</text:p>
          </table:table-cell>
          <table:table-cell office:value-type="string">
            <text:p>Cave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5056846612062">
            <text:p>39,506</text:p>
          </table:table-cell>
          <table:table-cell table:style-name="ce1" office:value-type="float" office:value="-8.61628817070057">
            <text:p>-8,616</text:p>
          </table:table-cell>
          <table:table-cell office:value-type="float" office:value="116">
            <text:p>116</text:p>
          </table:table-cell>
          <table:table-cell table:number-columns-repeated="1016"/>
        </table:table-row>
        <table:table-row table:style-name="ro2">
          <table:table-cell office:value-type="string">
            <text:p>Puente Pino</text:p>
          </table:table-cell>
          <table:table-cell office:value-type="string">
            <text:p>PPIN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7793742495898">
            <text:p>39,779</text:p>
          </table:table-cell>
          <table:table-cell table:style-name="ce1" office:value-type="float" office:value="-5.0862197989562">
            <text:p>-5,086</text:p>
          </table:table-cell>
          <table:table-cell office:value-type="float" office:value="360">
            <text:p>360</text:p>
          </table:table-cell>
          <table:table-cell table:number-columns-repeated="1016"/>
        </table:table-row>
        <table:table-row table:style-name="ro2">
          <table:table-cell office:value-type="string">
            <text:p>El Sartalejo</text:p>
          </table:table-cell>
          <table:table-cell office:value-type="string">
            <text:p>SART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0.0494977489467">
            <text:p>40,049</text:p>
          </table:table-cell>
          <table:table-cell table:style-name="ce1" office:value-type="float" office:value="-6.28191197878145">
            <text:p>-6,282</text:p>
          </table:table-cell>
          <table:table-cell office:value-type="float" office:value="302">
            <text:p>302</text:p>
          </table:table-cell>
          <table:table-cell table:number-columns-repeated="1016"/>
        </table:table-row>
        <table:table-row table:style-name="ro2">
          <table:table-cell office:value-type="string">
            <text:p>As Gándaras de Budiño</text:p>
          </table:table-cell>
          <table:table-cell office:value-type="string">
            <text:p>AGB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2.1065584790361">
            <text:p>42,107</text:p>
          </table:table-cell>
          <table:table-cell table:style-name="ce1" office:value-type="float" office:value="-8.62034873493061">
            <text:p>-8,62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2">
          <table:table-cell office:value-type="string">
            <text:p>Vale do Forno</text:p>
          </table:table-cell>
          <table:table-cell office:value-type="string">
            <text:p>VF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2440816573961">
            <text:p>39,244</text:p>
          </table:table-cell>
          <table:table-cell table:style-name="ce1" office:value-type="float" office:value="-8.60382057023918">
            <text:p>-8,604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office:value-type="string">
            <text:p>Casal do Azemel</text:p>
          </table:table-cell>
          <table:table-cell office:value-type="string">
            <text:p>CDA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39.6643436052201">
            <text:p>39,664</text:p>
          </table:table-cell>
          <table:table-cell table:style-name="ce1" office:value-type="float" office:value="-8.82866597464332">
            <text:p>-8,829</text:p>
          </table:table-cell>
          <table:table-cell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 office:value-type="string">
            <text:p>La Maya</text:p>
          </table:table-cell>
          <table:table-cell office:value-type="string">
            <text:p>LMAY</text:p>
          </table:table-cell>
          <table:table-cell office:value-type="string">
            <text:p>Open air</text:p>
          </table:table-cell>
          <table:table-cell office:value-type="string">
            <text:p>Mid.Pleist</text:p>
          </table:table-cell>
          <table:table-cell office:value-type="string">
            <text:p>Ach</text:p>
          </table:table-cell>
          <table:table-cell table:style-name="ce1" office:value-type="float" office:value="40.6744230255354">
            <text:p>40,674</text:p>
          </table:table-cell>
          <table:table-cell table:style-name="ce1" office:value-type="float" office:value="-5.59371373790398">
            <text:p>-5,594</text:p>
          </table:table-cell>
          <table:table-cell office:value-type="float" office:value="850">
            <text:p>850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ch-Eur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  <table:named-expressions/>
      </table:table>
      <table:named-expressions>
        <table:named-expression table:name="Excel_BuiltIn__FilterDatabase_1" table:base-cell-address="$'Init-Ach'.$A$1" table:expression="0"/>
        <table:named-expression table:name="Excel_BuiltIn__FilterDatabase_2" table:base-cell-address="$'Init-Ach'.$A$1" table:expression="0"/>
        <table:named-expression table:name="Excel_BuiltIn__FilterDatabase_3" table:base-cell-address="$'Init-Ach'.$A$1" table:expression="0"/>
        <table:named-expression table:name="Excel_BuiltIn__FilterDatabase_1_1" table:base-cell-address="$'Init-Ach'.$A$1" table:expression="0"/>
        <table:named-expression table:name="Excel_BuiltIn__FilterDatabase_2_1" table:base-cell-address="$'Init-Ach'.$A$1" table:expression="0"/>
        <table:named-expression table:name="Excel_BuiltIn__FilterDatabase_3_1" table:base-cell-address="$'Init-Ach'.$A$1" table:expression="0"/>
        <table:named-expression table:name="Excel_BuiltIn__FilterDatabase_1_1_1" table:base-cell-address="$'Init-Ach'.$A$1" table:expression="0"/>
        <table:named-expression table:name="Excel_BuiltIn__FilterDatabase_2_1_1" table:base-cell-address="$'Init-Ach'.$A$1" table:expression="0"/>
        <table:named-expression table:name="Excel_BuiltIn__FilterDatabase_3_1_1" table:base-cell-address="$'Init-Ach'.$A$1" table:expression="0"/>
        <table:named-expression table:name="Excel_BuiltIn__FilterDatabase_1_1_1_1" table:base-cell-address="$'Init-Ach'.$A$1" table:expression="0"/>
        <table:named-expression table:name="Excel_BuiltIn__FilterDatabase_2_1_1_1" table:base-cell-address="$'Init-Ach'.$A$1" table:expression="0"/>
        <table:named-expression table:name="Excel_BuiltIn__FilterDatabase_3_1_1_1" table:base-cell-address="$'Init-Ach'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5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7" number:min-integer-digits="1" number:grouping="true"/>
    </number:number-style>
    <number:number-style style:name="N139">
      <number:number number:decimal-places="6" number:min-integer-digits="1" number:grouping="true"/>
    </number:number-style>
    <number:number-style style:name="N140">
      <number:number number:decimal-places="7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11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6" number:min-integer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7">07/01/2024</text:date>, <text:time>11:42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tes" style:display-name="PageStyle_Si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tes_20_1" style:display-name="PageStyle_Si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tes_20_2" style:display-name="PageStyle_Site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TJL</meta:initial-creator>
    <meta:creation-date>2016-08-18T13:39:56Z</meta:creation-date>
    <dc:date>2024-01-07T11:42:58.74</dc:date>
    <meta:editing-duration>PT11H15M9S</meta:editing-duration>
    <meta:editing-cycles>26</meta:editing-cycles>
    <meta:document-statistic meta:table-count="3" meta:cell-count="224" meta:object-count="0"/>
  </office:meta>
</office:document-meta>
</file>